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Weather" svg:font-family="'Sans Weather'" style:font-family-generic="swiss"/>
    <style:font-face style:name="Sans Weather1" svg:font-family="'Sans Weathe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869cm"/>
      <style:paragraph-properties style:writing-mode="lr-tb"/>
    </style:style>
    <style:style style:name="pr1" style:family="presentation" style:parent-style-name="Default-title">
      <style:graphic-properties fo:min-height="1.372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3.24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3.0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style:font-name="Sans Weath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Sans Weather" fo:font-size="16pt" style:font-size-asian="16pt" style:font-size-complex="16pt"/>
    </style:style>
    <style:style style:name="T3" style:family="text">
      <style:text-properties style:font-name="Sans Weather" fo:font-size="21pt" style:font-size-asian="21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ans Weather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font-name="Sans Weather" fo:font-size="16pt" style:font-size-asian="16pt" style:font-size-complex="16pt"/>
    </style:style>
    <style:style style:name="T6" style:family="text">
      <style:text-properties fo:color="#c9211e" loext:opacity="100%" style:font-name="Sans Weather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ff" loext:opacity="100%" style:font-name="Sans Weather" fo:font-size="16pt" style:font-size-asian="16pt" style:font-size-complex="16pt"/>
    </style:style>
    <style:style style:name="T8" style:family="text">
      <style:text-properties fo:color="#c9211e" loext:opacity="100%" style:font-name="Sans Weather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text-line-through-style="solid" style:text-line-through-type="single" style:font-name="Sans Weather" fo:font-size="16pt" style:font-size-asian="16pt" style:font-size-complex="16pt"/>
    </style:style>
    <style:style style:name="T10" style:family="text">
      <style:text-properties style:font-name="Sans Weather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ans Weather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ans Weather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style:font-name="Sans Weather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72cm" svg:x="1.4cm" svg:y="0.228cm" presentation:class="title" presentation:user-transformed="true">
          <draw:text-box>
            <text:p><text:span text:style-name="T1">Universal flu vaccine project</text:span></text:p>
          </draw:text-box>
        </draw:frame>
        <draw:frame presentation:style-name="pr2" draw:text-style-name="P4" draw:layer="layout" svg:width="25.199cm" svg:height="13.249cm" svg:x="0.5cm" svg:y="1.866cm" presentation:class="subtitle" presentation:user-transformed="true">
          <draw:text-box>
            <text:p text:style-name="P2"><text:span text:style-name="T2">- susceptibility: </text:span></text:p>
            <text:p text:style-name="P2"><text:span text:style-name="T2"><text:tab/></text:span><text:span text:style-name="T2">- which model was implemented? </text:span></text:p>
            <text:p text:style-name="P2"><text:span text:style-name="T2"><text:tab/></text:span><text:span text:style-name="T2">- doesn’t immunity accumulate over multiple years? (depletion)</text:span></text:p>
            <text:p text:style-name="P2"><text:span text:style-name="T3"/></text:p>
            <text:p text:style-name="P2"><text:span text:style-name="T2">- expand the model to other countries: </text:span></text:p>
            <text:p text:style-name="P3"><text:span text:style-name="T4"><text:tab/></text:span><text:span text:style-name="T4">- 3 HICs: Australia (Flunet t-series), US + Japan? </text:span><text:span text:style-name="T2">Singapore/HKG (irreg.)?</text:span></text:p>
            <text:p text:style-name="P2"><text:span text:style-name="T2"><text:tab/></text:span><text:span text:style-name="T2">- 20-30 LICS [can it be </text:span><text:span text:style-name="T5">L</text:span><text:span text:style-name="T6">M</text:span><text:span text:style-name="T5">IC</text:span><text:span text:style-name="T2">/UMIC?]: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India</text:span><text:span text:style-name="T2">: 2010-, irregular pattern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Indonesia</text:span><text:span text:style-name="T2">: 2010, relat. smooth t-series, 20-60 + sample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Pakistan</text:span><text:span text:style-name="T2">: 2010-, seasonal, 10-20 +s, some seasons peak 100+</text:span></text:p>
            <text:p text:style-name="P2"><text:span text:style-name="T2"><text:tab/></text:span><text:span text:style-name="T2"><text:tab/></text:span><text:span text:style-name="T2"><text:tab/></text:span><text:span text:style-name="T2">- Nigeria: 2010-15, very sparse after, 5-15 +s at peak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7">Brazil</text:span><text:span text:style-name="T2"> (UMIC): from ~2012 seasonal, ~100 +s, ~200 from 2016</text:span></text:p>
            <text:p text:style-name="P2"><text:span text:style-name="T2"><text:tab/></text:span><text:span text:style-name="T2"><text:tab/></text:span><text:span text:style-name="T2"><text:tab/></text:span><text:span text:style-name="T2">- Bangladesh: 2010-, seasonal, ~50 at peak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Philippines</text:span><text:span text:style-name="T2">: large 2009 season, then 2010- ~30-50 +s, irregular (?)</text:span></text:p>
            <text:p text:style-name="P2"><text:span text:style-name="T2"><text:tab/></text:span><text:span text:style-name="T2"><text:tab/></text:span><text:span text:style-name="T2"><text:tab/></text:span><text:span text:style-name="T2">- Ethiopia: 2012-, irregular, ~10 +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Egypt</text:span><text:span text:style-name="T2">: regular from 2012 (some 2009-), peaks at ~50, some at ~250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Vietnam</text:span><text:span text:style-name="T2">: 2006-, continuous but irregular, peaks at 20-40</text:span></text:p>
            <text:p text:style-name="P2"><text:span text:style-name="T2"><text:tab/></text:span><text:span text:style-name="T2"><text:tab/></text:span><text:span text:style-name="T2"><text:tab/></text:span><text:span text:style-name="T2">- DR Congo: 2010-, only at seasons/peaks, 5-10-20 +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Iran</text:span><text:span text:style-name="T2">: </text:span></text:p>
            <text:p text:style-name="P2"><text:span text:style-name="T2">- combined population 2.93bn, all LICs+LMICs ~5.6b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372cm" svg:x="1.4cm" svg:y="0.228cm" presentation:class="title" presentation:user-transformed="true">
          <draw:text-box>
            <text:p><text:span text:style-name="T1">Universal flu vaccine project</text:span></text:p>
          </draw:text-box>
        </draw:frame>
        <draw:frame presentation:style-name="pr4" draw:text-style-name="P4" draw:layer="layout" svg:width="25.199cm" svg:height="13.041cm" svg:x="0.5cm" svg:y="1.866cm" presentation:class="subtitle" presentation:user-transformed="true">
          <draw:text-box>
            <text:p text:style-name="P2"><text:span text:style-name="T2">- 20-30 LICS [can it be </text:span><text:span text:style-name="T8">LMIC</text:span><text:span text:style-name="T2">/</text:span><text:span text:style-name="T7">UMIC</text:span><text:span text:style-name="T2">?]: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India</text:span><text:span text:style-name="T2">: 2010-, irregular pattern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Indonesia</text:span><text:span text:style-name="T2">: 2010, relat. smooth t-series, 20-60 + sample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Pakistan</text:span><text:span text:style-name="T2">: 2010-, seasonal, 10-20 +s, some seasons peak 100+</text:span></text:p>
            <text:p text:style-name="P2"><text:span text:style-name="T2"><text:tab/></text:span><text:span text:style-name="T2"><text:tab/></text:span><text:span text:style-name="T2"><text:tab/></text:span><text:span text:style-name="T2">- Nigeria: 2010-15, very sparse after, 5-15 +s at peak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7">Brazil</text:span><text:span text:style-name="T2"> (UMIC): from ~2012 seasonal, ~100 +s, ~200 from 2016</text:span></text:p>
            <text:p text:style-name="P2"><text:span text:style-name="T2"><text:tab/></text:span><text:span text:style-name="T2"><text:tab/></text:span><text:span text:style-name="T2"><text:tab/></text:span><text:span text:style-name="T2">- Bangladesh: 2010-, seasonal, ~50 at peak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Philippines</text:span><text:span text:style-name="T2">: large 2009 season, then 2010- ~30-50 +s, irregular (?)</text:span></text:p>
            <text:p text:style-name="P2"><text:span text:style-name="T2"><text:tab/></text:span><text:span text:style-name="T2"><text:tab/></text:span><text:span text:style-name="T2"><text:tab/></text:span><text:span text:style-name="T2">- Ethiopia: 2012-, irregular, ~10 +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Egypt</text:span><text:span text:style-name="T2">: regular from 2012 (some 2009-), peaks at ~50, some at ~250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Vietnam</text:span><text:span text:style-name="T2">: 2006-, continuous but irregular, peaks at 20-40</text:span></text:p>
            <text:p text:style-name="P2"><text:span text:style-name="T2"><text:tab/></text:span><text:span text:style-name="T2"><text:tab/></text:span><text:span text:style-name="T2"><text:tab/></text:span><text:span text:style-name="T2">- DR Congo: 2010-, only at seasons/peaks, 5-10-20 +s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5">Iran</text:span><text:span text:style-name="T2">: 2010-, only during seasons, regular, ~100 +s at peaks</text:span></text:p>
            <text:p text:style-name="P2"><text:span text:style-name="T2"><text:tab/></text:span><text:span text:style-name="T2"><text:tab/></text:span><text:span text:style-name="T2"><text:tab/></text:span><text:span text:style-name="T2">- Tanzania (2010, small #), Myanmar (3 seasons), </text:span></text:p>
            <text:p text:style-name="P2"><text:span text:style-name="T2"><text:tab/></text:span><text:span text:style-name="T2"><text:tab/></text:span><text:span text:style-name="T2"><text:tab/></text:span><text:span text:style-name="T2">Algeria (only seasons, smooth), </text:span><text:span text:style-name="T9">Sudan</text:span><text:span text:style-name="T2">, Uganda (2010-, irreg., 10-20+s), </text:span><text:span text:style-name="T2"><text:tab/></text:span><text:span text:style-name="T2"><text:tab/></text:span><text:span text:style-name="T2"><text:tab/></text:span><text:span text:style-name="T2"><text:tab/></text:span><text:span text:style-name="T2">Iraq (2010-, only seasons, ~50+s), Morocco (seasons, regul., ~30), </text:span><text:span text:style-name="T10">Peru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(cont., irreg.)</text:span></text:p>
            <text:p text:style-name="P2"><text:span text:style-name="T2"/></text:p>
            <text:p text:style-name="P2"><text:span text:style-name="T2"/></text:p>
            <text:p text:style-name="P2"><text:span text:style-name="T2">- combined population (-Iran) 2.93bn, all LICs+LMICs ~5.6b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.372cm" svg:x="1.4cm" svg:y="0.228cm" presentation:class="title" presentation:user-transformed="true">
          <draw:text-box>
            <text:p><text:span text:style-name="T1">FluNet data</text:span></text:p>
          </draw:text-box>
        </draw:frame>
        <draw:frame draw:style-name="gr2" draw:text-style-name="P7" draw:layer="layout" svg:width="25cm" svg:height="11.987cm" svg:x="0cm" svg:y="2cm">
          <draw:text-box>
            <text:p><text:span text:style-name="T2">Flu seasonality archetypes by visual inspection:</text:span></text:p>
            <text:p><text:span text:style-name="T2">1) Seasonal, consistent: Europe, US, Canada, Egypt, Algeria, Tunisia (?), Japan + maybe </text:span><text:span text:style-name="T2">Iran, Pakistan, Afghanistan</text:span></text:p>
            <text:p><text:span text:style-name="T2">2) Seasonal, variable timing: Argentina, Chile, Peru, Ecuador, India, Australia, Korea</text:span></text:p>
            <text:p><text:span text:style-name="T2">3) Broader season: China, Korea (?), South Africa (Mali: double season?)</text:span></text:p>
            <text:p text:style-name="P6"><text:span text:style-name="T11">4) High baseline, mild seasonality: </text:span><text:span text:style-name="T2">Bangladesh, India, Indonesia, Sri Lanka, Thailand, </text:span><text:span text:style-name="T2">Philippines, Colombia</text:span></text:p>
            <text:p><text:span text:style-name="T2">5) No obvious pattern: Malaysia, Vietnam, SS Africa (except: Mali?)</text:span></text:p>
            <text:p><text:span text:style-name="T2"/></text:p>
            <text:p><text:span text:style-name="T2">3-5 might be the same..</text:span></text:p>
            <text:p><text:span text:style-name="T2"/></text:p>
            <text:p><text:span text:style-name="T2">Brazil: 4/5+ few well-defined seasons – is this regional?</text:span></text:p>
            <text:p><text:span text:style-name="T2"/></text:p>
            <text:p><text:span text:style-name="T2">Clustering?</text:span></text:p>
            <text:p><text:span text:style-name="T2"/></text:p>
            <text:p><text:span text:style-name="T2">K-means + silhouette plots → how many clusters?</text:span></text:p>
            <text:p><text:span text:style-name="T2"/></text:p>
            <text:p><text:span text:style-name="T2">Cluster across all countries, and calculate % of cluster types per country?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.372cm" svg:x="1.4cm" svg:y="0.228cm" presentation:class="title" presentation:user-transformed="true">
          <draw:text-box>
            <text:p><text:span text:style-name="T1">FluNet data</text:span></text:p>
          </draw:text-box>
        </draw:frame>
        <draw:frame draw:style-name="gr2" draw:text-style-name="P7" draw:layer="layout" svg:width="25cm" svg:height="9.379cm" svg:x="0cm" svg:y="2cm">
          <draw:text-box>
            <text:p text:style-name="P6"><text:span text:style-name="T12">Clustering</text:span></text:p>
            <text:p text:style-name="P6"><text:span text:style-name="T2"/></text:p>
            <text:p text:style-name="P6"><text:span text:style-name="T2">K-means + silhouette plots → how many clusters? (cf H Gibbs Nat Comm 2021)</text:span></text:p>
            <text:p text:style-name="P6"><text:span text:style-name="T2"/></text:p>
            <text:p text:style-name="P6"><text:span text:style-name="T2">Cluster across all countries, and calculate % of cluster types per country?</text:span></text:p>
            <text:p text:style-name="P6"><text:span text:style-name="T2"/></text:p>
            <text:p text:style-name="P6"><text:span text:style-name="T13">05/April meeting</text:span><text:span text:style-name="T2">:</text:span></text:p>
            <text:p text:style-name="P6"><text:span text:style-name="T2">- we looked at plots of FluNet data by WHO regions and ‘clustering’ by eye (3-5 types)</text:span></text:p>
            <text:p text:style-name="P6"><text:span text:style-name="T2">- Mark: could try to plot by latitude (see transition from Eur → Afr, N Am → S Am)</text:span></text:p>
            <text:p text:style-name="P6"><text:span text:style-name="T2">- clustering options:</text:span></text:p>
            <text:p text:style-name="P6"><text:span text:style-name="T11">1) use some metrics (1</text:span><text:span text:style-name="T2">/multiple peak(s), baseline-peak difference etc) → evaluate → </text:span><text:span text:style-name="T2">cluster output</text:span></text:p>
            <text:p text:style-name="P6"><text:span text:style-name="T2">2) cluster all time series together → calculate by country the % of clusters</text:span></text:p>
            <text:p text:style-name="P6"><text:span text:style-name="T2">3) calculate averages over the years, cluster this [probably not a good idea]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.372cm" svg:x="1.4cm" svg:y="0.228cm" presentation:class="title" presentation:user-transformed="true">
          <draw:text-box>
            <text:p><text:span text:style-name="T1">FluNet data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ns Weather" svg:font-family="'Sans Weather'" style:font-family-generic="swiss"/>
    <style:font-face style:name="Sans Weather1" svg:font-family="'Sans Weathe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haly Koltai</meta:initial-creator>
    <meta:creation-date>2023-03-29T12:37:26.608128216</meta:creation-date>
    <dc:date>2023-04-06T15:55:55.012406886</dc:date>
    <dc:creator>Mihaly Koltai</dc:creator>
    <meta:editing-duration>P1DT19H42M31S</meta:editing-duration>
    <meta:editing-cycles>37</meta:editing-cycles>
    <meta:generator>LibreOffice/7.3.7.2$Linux_X86_64 LibreOffice_project/30$Build-2</meta:generator>
    <meta:document-statistic meta:object-count="40"/>
  </office:meta>
</office:document-meta>
</file>